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4:34:55 - <text:s text:c="7"/>lon1 <text:s text:c="6"/>lat1 <text:s text:c="5"/>lon2 <text:s text:c="6"/>lat2 <text:s/>route segments</text:p>
      <text:p text:style-name="Standard">0 -8.649198 <text:s/>41.154426 -8.649198 <text:s/>41.154426 <text:s text:c="2"/>18.0 <text:s text:c="3"/>[262]</text:p>
      <text:p text:style-name="Standard">14:34:55 - <text:s text:c="7"/>lon1 <text:s text:c="6"/>lat1 <text:s text:c="5"/>lon2 <text:s text:c="6"/>lat2 <text:s text:c="3"/>min_x1 <text:s text:c="3"/>max_x1 <text:s text:c="3"/>min_x2 <text:s text:c="3"/>max_x2</text:p>
      <text:p text:style-name="Standard">0 -8.649198 <text:s/>41.154426 -8.649198 <text:s/>41.154426 -8.649198 -8.649198 -8.649198 -8.649198</text:p>
      <text:p text:style-name="Standard">14:34:55 - []</text:p>
      <text:p text:style-name="Standard">14:34:55 - <text:s text:c="7"/>lon1 <text:s text:c="6"/>lat1 <text:s text:c="5"/>lon2 <text:s text:c="6"/>lat2 <text:s/>distance <text:s/>route segments classified</text:p>
      <text:p text:style-name="Standard">0 -8.649198 <text:s/>41.154426 -8.649198 <text:s/>41.154426 <text:s text:c="6"/>0.0 <text:s text:c="2"/>18.0 <text:s text:c="3"/>[262] <text:s text:c="7"/>1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20:22:07.063704605</meta:creation-date>
    <dc:date>2019-07-07T14:38:32.706648589</dc:date>
    <meta:editing-duration>P1DT18H16M26S</meta:editing-duration>
    <meta:editing-cycles>1</meta:editing-cycles>
    <meta:document-statistic meta:table-count="0" meta:image-count="0" meta:object-count="0" meta:page-count="1" meta:paragraph-count="7" meta:word-count="56" meta:character-count="490" meta:non-whitespace-character-count="325"/>
    <meta:generator>LibreOffice/6.0.7.3$Linux_X86_64 LibreOffice_project/00m0$Build-3</meta:generator>
  </office:meta>
</office:document-meta>
</file>